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e879" officeooo:paragraph-rsid="001ce879"/>
    </style:style>
    <style:style style:name="P2" style:family="paragraph" style:parent-style-name="Standard">
      <style:text-properties officeooo:rsid="001ea96e" officeooo:paragraph-rsid="001ce879"/>
    </style:style>
    <style:style style:name="P3" style:family="paragraph" style:parent-style-name="Standard">
      <style:text-properties officeooo:rsid="0021cdc1" officeooo:paragraph-rsid="0021cdc1"/>
    </style:style>
    <style:style style:name="P4" style:family="paragraph" style:parent-style-name="Standard">
      <style:text-properties officeooo:rsid="0023b5ab" officeooo:paragraph-rsid="0023b5ab"/>
    </style:style>
    <style:style style:name="P5" style:family="paragraph" style:parent-style-name="Standard">
      <style:paragraph-properties fo:text-align="center" style:justify-single-word="false"/>
      <style:text-properties officeooo:rsid="0023b5ab" officeooo:paragraph-rsid="0023b5ab"/>
    </style:style>
    <style:style style:name="P6" style:family="paragraph" style:parent-style-name="Standard">
      <style:paragraph-properties fo:text-align="center" style:justify-single-word="false"/>
      <style:text-properties fo:font-size="8pt" officeooo:rsid="0023b5ab" officeooo:paragraph-rsid="0023b5ab" style:font-size-asian="7pt" style:font-size-complex="8pt"/>
    </style:style>
    <style:style style:name="T1" style:family="text">
      <style:text-properties officeooo:rsid="0021cdc1"/>
    </style:style>
    <style:style style:name="T2" style:family="text">
      <style:text-properties officeooo:rsid="0023b5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4/<text:span text:style-name="T1">10</text:span>/2015</text:p>
      <text:p text:style-name="P1"/>
      <text:p text:style-name="P1">LERP</text:p>
      <text:p text:style-name="P4">CCCLXIX</text:p>
      <text:p text:style-name="P3">REPORT</text:p>
      <text:p text:style-name="P3">2:52 AM</text:p>
      <text:p text:style-name="P3"/>
      <text:p text:style-name="P3"/>
      <text:p text:style-name="P3"/>
      <text:p text:style-name="P3"/>
      <text:p text:style-name="P3">After a very extensive day of programing and designing LERP. <text:tab/>The application went from a very basic functionality to a functional application that is capable of the following:</text:p>
      <text:p text:style-name="P3"/>
      <text:p text:style-name="P3">1) Store the users info such as: name, e-mail, password, score in quizzes.</text:p>
      <text:p text:style-name="P3"/>
      <text:p text:style-name="P3">2) Correctly provide the user with the NYS Living Environment Regents Dbs.</text:p>
      <text:p text:style-name="P3"/>
      <text:p text:style-name="P3">3) Provide 3 assessments to the user, each one of them with different questions.</text:p>
      <text:p text:style-name="P3"/>
      <text:p text:style-name="P3">4) Capable of grading the user correctly and storing the grade.</text:p>
      <text:p text:style-name="P3"><text:s/></text:p>
      <text:p text:style-name="P3">5) Uses it's resources such as DB, in order to welcome the user every time it leaves the application.</text:p>
      <text:p text:style-name="P3"/>
      <text:p text:style-name="P3">6) Prohibits the re take of <text:s/>a quiz until the user is aware that the last score is going to be deleted.</text:p>
      <text:p text:style-name="P3"/>
      <text:p text:style-name="P3"/>
      <text:p text:style-name="P3">The time took for the points listed in this report is not exact but from around 2:30PM, 04/09/2015 to 2:40AM, 04/10/2015.<text:tab/><text:tab/>A very extensive time period but the outcomes are very much impressive considering the tools provided. </text:p>
      <text:p text:style-name="P3"/>
      <text:p text:style-name="P3"/>
      <text:p text:style-name="P3">Following points to touch are going to be listed below:</text:p>
      <text:p text:style-name="P3"/>
      <text:p text:style-name="P3">1) Create an activity that secures the proper reset of the quizzes. (Password required, etc.)</text:p>
      <text:p text:style-name="P3"/>
      <text:p text:style-name="P3">2) Change the background for every quiz to it's proper numeration.</text:p>
      <text:p text:style-name="P3"/>
      <text:p text:style-name="P3">3) Complete the instructions to access the NYSLERDB. (PDF Reader) **Make sure that the links are properly listed.</text:p>
      <text:p text:style-name="P3"/>
      <text:p text:style-name="P3">4) <text:span text:style-name="T2">Create the Random Question Challenge and connect it to the Manage Account Provider, to keep records of the number of right answers etc.</text:span></text:p>
      <text:p text:style-name="P3"/>
      <text:p text:style-name="P4">5) Create the About!</text:p>
      <text:p text:style-name="P4"/>
      <text:p text:style-name="P4"/>
      <text:p text:style-name="P2"/>
      <text:p text:style-name="P5">J. Marcos Hernandez Q.</text:p>
      <text:p text:style-name="P6">Develop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5:00:54.213000000</meta:creation-date>
    <dc:date>2015-04-10T03:10:42.383000000</dc:date>
    <meta:editing-duration>PT3M40S</meta:editing-duration>
    <meta:editing-cycles>1</meta:editing-cycles>
    <meta:document-statistic meta:table-count="0" meta:image-count="0" meta:object-count="0" meta:page-count="1" meta:paragraph-count="22" meta:word-count="249" meta:character-count="1449" meta:non-whitespace-character-count="1215"/>
    <meta:generator>LibreOffice/4.4.0.3$Windows_x86 LibreOffice_project/de093506bcdc5fafd9023ee680b8c60e3e0645d7</meta:generator>
  </office:meta>
</office:document-meta>
</file>